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table:align="left"/>
    </style:style>
    <style:style style:name="Tableau1.A" style:family="table-column">
      <style:table-column-properties style:column-width="0.806cm"/>
    </style:style>
    <style:style style:name="Tableau1.B" style:family="table-column">
      <style:table-column-properties style:column-width="3.621cm"/>
    </style:style>
    <style:style style:name="Tableau1.C" style:family="table-column">
      <style:table-column-properties style:column-width="2.565cm"/>
    </style:style>
    <style:style style:name="Tableau1.D" style:family="table-column">
      <style:table-column-properties style:column-width="2.212cm"/>
    </style:style>
    <style:style style:name="Tableau1.E" style:family="table-column">
      <style:table-column-properties style:column-width="2.305cm"/>
    </style:style>
    <style:style style:name="Tableau1.F" style:family="table-column">
      <style:table-column-properties style:column-width="2.494cm"/>
    </style:style>
    <style:style style:name="Tableau1.G" style:family="table-column">
      <style:table-column-properties style:column-width="4.29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G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.212cm" fo:margin-bottom="0.212cm" loext:contextual-spacing="false"/>
    </style:style>
    <style:style style:name="P3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4" style:family="paragraph" style:parent-style-name="Table_20_Contents">
      <style:paragraph-properties fo:margin-top="0.212cm" fo:margin-bottom="0.212cm" loext:contextual-spacing="false" style:vertical-align="middle"/>
      <style:text-properties style:font-name="Times New Roman" fo:language="fr" fo:country="FR"/>
    </style:style>
    <style:style style:name="P5" style:family="paragraph" style:parent-style-name="Table_20_Contents">
      <style:paragraph-properties fo:margin-top="0.212cm" fo:margin-bottom="0.212cm" loext:contextual-spacing="false"/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Times New Roman"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8" style:family="paragraph" style:parent-style-name="Table_20_Contents">
      <style:paragraph-properties fo:line-height="150%"/>
      <style:text-properties style:font-name="Times New Roman" fo:language="fr" fo:country="FR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style:font-name="Times New Roman" fo:language="fr" fo:country="FR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12" style:family="paragraph" style:parent-style-name="Table_20_Contents">
      <style:paragraph-properties fo:margin-top="0.011cm" fo:margin-bottom="0.011cm" loext:contextual-spacing="false"/>
      <style:text-properties style:font-name="Times New Roman" fo:language="fr" fo:country="FR"/>
    </style:style>
    <style:style style:name="P13" style:family="paragraph" style:parent-style-name="Table_20_Contents">
      <style:text-properties style:font-name="Times New Roman" fo:language="fr" fo:country="FR" officeooo:rsid="0006d74c" officeooo:paragraph-rsid="0006d74c"/>
    </style:style>
    <style:style style:name="P14" style:family="paragraph" style:parent-style-name="Table_20_Contents">
      <style:text-properties style:font-name="Times New Roman" fo:language="fr" fo:country="FR" officeooo:rsid="0007b3c5" officeooo:paragraph-rsid="0007b3c5"/>
    </style:style>
    <style:style style:name="P15" style:family="paragraph" style:parent-style-name="Table_20_Contents">
      <style:text-properties style:font-name="Times New Roman" fo:language="fr" fo:country="FR" officeooo:rsid="000a333d" officeooo:paragraph-rsid="000a333d"/>
    </style:style>
    <style:style style:name="P16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17" style:family="paragraph" style:parent-style-name="Heading_20_4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18" style:family="paragraph" style:parent-style-name="Heading_20_4">
      <style:text-properties style:font-name="Times New Roman" fo:language="fr" fo:country="FR" fo:font-weight="normal" style:font-weight-asian="normal" style:font-weight-complex="normal"/>
    </style:style>
    <style:style style:name="P19" style:family="paragraph" style:parent-style-name="Heading_20_4" style:master-page-name="MP0">
      <style:paragraph-properties fo:text-align="center" style:justify-single-word="false" style:page-number="auto" fo:break-before="page"/>
    </style:style>
    <style:style style:name="P20" style:family="paragraph" style:parent-style-name="Standard">
      <style:text-properties style:font-name="Times New Roman" fo:language="fr" fo:country="FR" officeooo:rsid="0007b3c5" officeooo:paragraph-rsid="0007b3c5"/>
    </style:style>
    <style:style style:name="P21" style:family="paragraph" style:parent-style-name="Standard">
      <style:text-properties style:font-name="Times New Roman" fo:language="fr" fo:country="FR" officeooo:rsid="0008dbd7" officeooo:paragraph-rsid="0008dbd7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3" style:family="text"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style:font-name="Times New Roman" fo:language="fr" fo:country="FR" fo:font-weight="bold" style:font-weight-asian="bold" style:font-weight-complex="bold"/>
    </style:style>
    <style:style style:name="T5" style:family="text">
      <style:text-properties officeooo:rsid="0008d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4"><text:span text:style-name="Police_20_par_20_défaut"><text:span text:style-name="T1">Sprint Backlog <text:s/>N° XX</text:span></text:span></text:h>
      <text:h text:style-name="P17" text:outline-level="4"/>
      <text:h text:style-name="Heading_20_4" text:outline-level="4"><text:span text:style-name="Police_20_par_20_défaut"><text:span text:style-name="T2">1. Liste des fonctionnalités (items)</text:span></text:span></text:h>
      <text:h text:style-name="P18" text:outline-level="4">Id(31) Définir un environnement de développement pour structurer le travail de l’équipe</text:h>
      <text:h text:style-name="P18" text:outline-level="4">Id(32) Déterminer le moteur graphique et physique utilisé</text:h>
      <text:p text:style-name="P4">Id(29)Évaluer JavaFx comme support pour certains différents moteurs spécialisés afin de capitaliser sur un framework éprouvé.</text:p>
      <text:h text:style-name="P18" text:outline-level="4">Id(30) Associer des sons à des événements pour augmenter l’immersion</text:h>
      <text:p text:style-name="P2"><text:bookmark text:name="__DdeLink__2191_1487296231"/><text:span text:style-name="Police_20_par_20_défaut"><text:span text:style-name="T3">2. Liste des tâches</text:span></text:span></text:p>
      <text:p text:style-name="P3">Id(31) Créer le projet intelliJ.</text:p>
      <text:p text:style-name="P3">Partager le projet sur github.</text:p>
      <text:p text:style-name="P3"/>
      <text:p text:style-name="P3">Id(32) Déterminer les librairies à utiliser pour le moteur graphique et physique.</text:p>
      <text:p text:style-name="P3">Tester l’intégration et le fonctionnement des librairies.</text:p>
      <text:p text:style-name="P3"/>
      <text:p text:style-name="P3">Id(30)Trouver ou créer les différents sprites nécessaire à l’affichage des entités et objets.</text:p>
      <text:p text:style-name="P3">Trouver les sons à utiliser.</text:p>
      <text:p text:style-name="P3">Afficher un sprite.</text:p>
      <text:p text:style-name="P3">Créer et afficher un labyrinthe.</text:p>
      <text:p text:style-name="P5">3. Livrables</text:p>
      <text:p text:style-name="P3">Librairies jar retenues.</text:p>
      <text:p text:style-name="P2"><text:span text:style-name="Police_20_par_20_défaut"><text:span text:style-name="T3">4. Plannification et affection des tâches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7">Id</text:p>
          </table:table-cell>
          <table:table-cell table:style-name="Tableau1.A1" office:value-type="string">
            <text:p text:style-name="P7">Nom de tâche</text:p>
          </table:table-cell>
          <table:table-cell table:style-name="Tableau1.A1" office:value-type="string">
            <text:p text:style-name="P9"><text:span text:style-name="Police_20_par_20_défaut"><text:span text:style-name="T4">Date de début</text:span></text:span></text:p>
          </table:table-cell>
          <table:table-cell table:style-name="Tableau1.A1" office:value-type="string">
            <text:p text:style-name="P9"><text:span text:style-name="Police_20_par_20_défaut"><text:span text:style-name="T4">Date de fin</text:span></text:span></text:p>
          </table:table-cell>
          <table:table-cell table:style-name="Tableau1.A1" office:value-type="string">
            <text:p text:style-name="P7">Acteur principal</text:p>
          </table:table-cell>
          <table:table-cell table:style-name="Tableau1.A1" office:value-type="string">
            <text:p text:style-name="P9"><text:bookmark-start text:name="__DdeLink__2013_1487296231"/><text:span text:style-name="Police_20_par_20_défaut"><text:span text:style-name="T4">Acteur </text:span></text:span><text:bookmark-end text:name="__DdeLink__2013_1487296231"/><text:span text:style-name="Police_20_par_20_défaut"><text:span text:style-name="T4">secondaire</text:span></text:span></text:p>
          </table:table-cell>
          <table:table-cell table:style-name="Tableau1.G1" office:value-type="string">
            <text:p text:style-name="P7">Etat de la tâch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Création projet</text:p>
          </table:table-cell>
          <table:table-cell table:style-name="Tableau1.A1" office:value-type="string">
            <text:p text:style-name="P6">06/11, 17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Déterminer moteur <text:s/>graph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Déterminer moteur <text:s/>phys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10">Franck</text:p>
          </table:table-cell>
          <table:table-cell table:style-name="Tableau1.A1" office:value-type="string">
            <text:p text:style-name="P10">Rémi</text:p>
          </table:table-cell>
          <table:table-cell table:style-name="Tableau1.G1" office:value-type="string">
            <text:p text:style-name="P10">En cours d’avancement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Sprit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Youssef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10">En cours d’avancement, reste à découper sous photoshop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Son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Hervé</text:p>
          </table:table-cell>
          <table:table-cell table:style-name="Tableau1.A1" office:value-type="string">
            <text:p text:style-name="P6">Youssef</text:p>
          </table:table-cell>
          <table:table-cell table:style-name="Tableau1.G1" office:value-type="string">
            <text:p text:style-name="P6">Terminée</text:p>
          </table:table-cell>
        </table:table-row>
        <text:soft-page-break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Intégration librairies/moteur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Gautier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Test librairi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Rémi</text:p>
          </table:table-cell>
          <table:table-cell table:style-name="Tableau1.G1" office:value-type="string">
            <text:p text:style-name="P6">OpenGL testé mais JavaFX pas encor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Partage Github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/Rémi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3">Fonction<text:span text:style-name="T5">s</text:span> graphiques basique</text:p>
          </table:table-cell>
          <table:table-cell table:style-name="Tableau1.A1" office:value-type="string">
            <text:p text:style-name="P14">9/11</text:p>
          </table:table-cell>
          <table:table-cell table:style-name="Tableau1.A1" office:value-type="string">
            <text:p text:style-name="P6">--</text:p>
          </table:table-cell>
          <table:table-cell table:style-name="Tableau1.A1" office:value-type="string">
            <text:p text:style-name="P20">Gautier</text:p>
          </table:table-cell>
          <table:table-cell table:style-name="Tableau1.A1" office:value-type="string">
            <text:p text:style-name="P21">Rémi/Youssef</text:p>
          </table:table-cell>
          <table:table-cell table:style-name="Tableau1.G1" office:value-type="string">
            <text:p text:style-name="P21">En cours et à tester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Exemple d’utilisation basique + doc graphique</text:p>
          </table:table-cell>
          <table:table-cell table:style-name="Tableau1.A1" office:value-type="string">
            <text:p text:style-name="P16">9/11</text:p>
          </table:table-cell>
          <table:table-cell table:style-name="Tableau1.A1" office:value-type="string">
            <text:p text:style-name="P6">–</text:p>
          </table:table-cell>
          <table:table-cell table:style-name="Tableau1.A1" office:value-type="string">
            <text:p text:style-name="P16">Gautier</text:p>
          </table:table-cell>
          <table:table-cell table:style-name="Tableau1.A1" office:value-type="string">
            <text:p text:style-name="P16">Franck/Hervé</text:p>
          </table:table-cell>
          <table:table-cell table:style-name="Tableau1.G1" office:value-type="string">
            <text:p text:style-name="P16">En cours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G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G1" office:value-type="string">
            <text:p text:style-name="P6"/>
          </table:table-cell>
        </table:table-row>
      </table:table>
      <text:p text:style-name="P3"/>
      <text:p text:style-name="P3"/>
      <text:p text:style-name="P2"><text:span text:style-name="Police_20_par_20_défaut"><text:span text:style-name="T3">5. Diagramme de Gantt prévisionnel</text:span></text:span></text:p>
      <text:p text:style-name="P5"/>
      <text:p text:style-name="P3">Première version du tableau rempli. Pensez à insérer ce diagramme en mode paysage.</text:p>
      <text:p text:style-name="P5"/>
      <text:p text:style-name="P2"><text:span text:style-name="Police_20_par_20_défaut"><text:span text:style-name="T3">6. Diagramme de Gantt réel</text:span></text:span></text:p>
      <text:p text:style-name="P3"/>
      <text:p text:style-name="P3">Dernière version du tableau modifié qui correspond à la fin de l’itération.</text:p>
      <text:p text:style-name="P3"/>
      <text:p text:style-name="P2"><text:span text:style-name="Police_20_par_20_défaut"><text:span text:style-name="T3">7. Commentaires</text:span></text:span></text:p>
      <text:p text:style-name="P5"/>
      <text:p text:style-name="P3">Souligner ce qui a bien marché pour le faire perdurer, ce qui <text:s/>n’a pas marché pour le rectifier lors des prochaines itération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0T13:24:01.396492713</dc:date>
    <meta:editing-cycles>81</meta:editing-cycles>
    <meta:editing-duration>PT3H52M16S</meta:editing-duration>
    <meta:document-statistic meta:table-count="1" meta:image-count="0" meta:object-count="0" meta:page-count="2" meta:paragraph-count="92" meta:word-count="297" meta:character-count="1900" meta:non-whitespace-character-count="1690"/>
    <meta:template xlink:type="simple" xlink:actuate="onRequest" xlink:title="" xlink:href="Normal.dotm"/>
  </office:meta>
</office:document-meta>
</file>